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thin solid #000000" fo:border-bottom="none" fo:border-left="none" fo:border-right="thin solid #000000" fo:background-color="transparent"/>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3.2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9.6pt" style:use-optimal-row-height="true" fo:break-before="auto"/>
    </style:style>
    <style:style style:name="ro7" style:family="table-row">
      <style:table-row-properties style:row-height="26.4pt" style:use-optimal-row-height="true" fo:break-before="auto"/>
    </style:style>
    <style:style style:name="ro8" style:family="table-row">
      <style:table-row-properties style:row-height="52.8pt" style:use-optimal-row-height="true" fo:break-before="auto"/>
    </style:style>
    <style:style style:name="ro9" style:family="table-row">
      <style:table-row-properties style:row-height="66pt" style:use-optimal-row-height="true" fo:break-before="auto"/>
    </style:style>
    <style:style style:name="ro10" style:family="table-row">
      <style:table-row-properties style:row-height="92.4pt" style:use-optimal-row-height="true" fo:break-before="auto"/>
    </style:style>
    <style:style style:name="ro11" style:family="table-row">
      <style:table-row-properties style:row-height="54pt" style:use-optimal-row-height="false" fo:break-before="auto"/>
    </style:style>
    <style:style style:name="ro12" style:family="table-row">
      <style:table-row-properties style:row-height="27.75pt" style:use-optimal-row-height="false" fo:break-before="auto"/>
    </style:style>
    <style:style style:name="ro13" style:family="table-row">
      <style:table-row-properties style:row-height="118.8pt" style:use-optimal-row-height="true" fo:break-before="auto"/>
    </style:style>
    <style:style style:name="ro14" style:family="table-row">
      <style:table-row-properties style:row-height="79.2pt" style:use-optimal-row-height="true" fo:break-before="auto"/>
    </style:style>
    <style:style style:name="ro15" style:family="table-row">
      <style:table-row-properties style:row-height="132pt" style:use-optimal-row-height="true" fo:break-before="auto"/>
    </style:style>
    <style:style style:name="ro16" style:family="table-row">
      <style:table-row-properties style:row-height="171.6pt" style:use-optimal-row-height="true" fo:break-before="auto"/>
    </style:style>
    <style:style style:name="ro17" style:family="table-row">
      <style:table-row-properties style:row-height="145.2pt" style:use-optimal-row-height="true" fo:break-before="auto"/>
    </style:style>
    <style:style style:name="ro18" style:family="table-row">
      <style:table-row-properties style:row-height="198pt" style:use-optimal-row-height="true" fo:break-before="auto"/>
    </style:style>
    <style:style style:name="ro19" style:family="table-row">
      <style:table-row-properties style:row-height="105.6pt" style:use-optimal-row-height="true" fo:break-before="auto"/>
    </style:style>
    <style:style style:name="ro20" style:family="table-row">
      <style:table-row-properties style:row-height="78.75pt" style:use-optimal-row-height="false" fo:break-before="auto"/>
    </style:style>
    <style:style style:name="ro21" style:family="table-row">
      <style:table-row-properties style:row-height="281.4pt" style:use-optimal-row-height="false" fo:break-before="auto"/>
    </style:style>
    <style:style style:name="ro22" style:family="table-row">
      <style:table-row-properties style:row-height="211.2pt" style:use-optimal-row-height="true" fo:break-before="auto"/>
    </style:style>
    <style:style style:name="ro23" style:family="table-row">
      <style:table-row-properties style:row-height="184.8pt" style:use-optimal-row-height="true" fo:break-before="auto"/>
    </style:style>
    <style:style style:name="ro24" style:family="table-row">
      <style:table-row-properties style:row-height="224.4pt" style:use-optimal-row-height="true" fo:break-before="auto"/>
    </style:style>
    <style:style style:name="ro25" style:family="table-row">
      <style:table-row-properties style:row-height="105pt" style:use-optimal-row-height="false" fo:break-before="auto"/>
    </style:style>
    <style:style style:name="ro26" style:family="table-row">
      <style:table-row-properties style:row-height="237.6pt" style:use-optimal-row-height="true" fo:break-before="auto"/>
    </style:style>
    <style:style style:name="ro27" style:family="table-row">
      <style:table-row-properties style:row-height="158.4pt" style:use-optimal-row-height="true" fo:break-before="auto"/>
    </style:style>
    <style:style style:name="ro28" style:family="table-row">
      <style:table-row-properties style:row-height="250.8pt" style:use-optimal-row-height="true" fo:break-before="auto"/>
    </style:style>
    <style:style style:name="ro29" style:family="table-row">
      <style:table-row-properties style:row-height="264pt" style:use-optimal-row-height="true" fo:break-before="auto"/>
    </style:style>
    <style:style style:name="ro30"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7">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8">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9">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0">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1">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1">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1">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1">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1">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1">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1">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2">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7">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8">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8">
          <table:table-cell office:value-type="string" table:style-name="ce33">
            <text:p>GrpCtrlRegisters</text:p>
          </table:table-cell>
          <table:table-cell office:value-type="string" table:number-columns-spanned="1" table:number-rows-spanned="2" table:style-name="ce62">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9">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2">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6">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11">
          <table:table-cell office:value-type="string" table:style-name="ce38">
            <text:p>GrpResets</text:p>
          </table:table-cell>
          <table:table-cell office:value-type="string" table:number-columns-spanned="1" table:number-rows-spanned="2" table:style-name="ce62">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12">
            <table:table-cell table:style-name="ce40"/>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8">
          <table:table-cell office:value-type="string" table:style-name="ce38">
            <text:p>GrpGeneralCmds</text:p>
          </table:table-cell>
          <table:table-cell office:value-type="string" table:number-columns-spanned="1" table:number-rows-spanned="4" table:style-name="ce64">
            <text:p>To test a command's features that are common to all command sets.</text:p>
          </table:table-cell>
          <table:table-cell office:value-type="string" table:style-name="ce34">
            <text:p>CIDAcceptedASQ_r10b</text:p>
          </table:table-cell>
          <table:table-cell office:value-type="string" table:style-name="ce42">
            <text:p>revision 1.0b, section 4</text:p>
          </table:table-cell>
          <table:table-cell office:value-type="string" table:content-validation-name="val1" table:style-name="ce43">
            <text:p>Verify all CID values are accepted in ASQ</text:p>
          </table:table-cell>
          <table:table-cell office:value-type="string" table:style-name="ce44">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34">
              <text:p>CIDAcceptedIOSQ_r10b</text:p>
            </table:table-cell>
            <table:table-cell office:value-type="string" table:style-name="ce42">
              <text:p>revision 1.0b, section 4</text:p>
            </table:table-cell>
            <table:table-cell office:value-type="string" table:content-validation-name="val1" table:style-name="ce43">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8">
            <table:table-cell table:style-name="ce40"/>
            <table:covered-table-cell/>
            <table:table-cell office:value-type="string" table:style-name="ce34">
              <text:p>IllegalAdminCmds_r10b</text:p>
            </table:table-cell>
            <table:table-cell office:value-type="string" table:style-name="ce42">
              <text:p>revision 1.0b, section 5</text:p>
            </table:table-cell>
            <table:table-cell office:value-type="string" table:content-validation-name="val1" table:style-name="ce43">
              <text:p>Issue illegal admin cmd set opcodes</text:p>
            </table:table-cell>
            <table:table-cell office:value-type="string" table:style-name="ce44">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0"/>
            <table:covered-table-cell/>
            <table:table-cell office:value-type="string" table:style-name="ce34">
              <text:p>IllegalNVMCmds_r10b</text:p>
            </table:table-cell>
            <table:table-cell office:value-type="string" table:style-name="ce42">
              <text:p>revision 1.0b, section 6</text:p>
            </table:table-cell>
            <table:table-cell office:value-type="string" table:content-validation-name="val1" table:style-name="ce43">
              <text:p>Issue illegal nvm cmd set opcodes</text:p>
            </table:table-cell>
            <table:table-cell office:value-type="string" table:style-name="ce44">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14">
          <table:table-cell office:value-type="string" table:style-name="ce38">
            <text:p>GrpQueues</text:p>
          </table:table-cell>
          <table:table-cell office:value-type="string" table:number-columns-spanned="1" table:number-rows-spanned="15" table:style-name="ce62">
            <text:p>Validate general queue functionality.</text:p>
          </table:table-cell>
          <table:table-cell office:value-type="string" table:style-name="ce45">
            <text:p>InitialStateAdmin_r10b</text:p>
          </table:table-cell>
          <table:table-cell office:value-type="string" table:style-name="ce41">
            <text:p>revision 1.0b, section 4</text:p>
          </table:table-cell>
          <table:table-cell office:value-type="string" table:content-validation-name="val1" table:style-name="ce43">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9">
            <table:table-cell table:style-name="ce46"/>
            <table:covered-table-cell/>
            <table:table-cell office:value-type="string" table:style-name="ce47">
              <text:p>AdminQRollChkSame_r10b</text:p>
            </table:table-cell>
            <table:table-cell office:value-type="string" table:style-name="ce41">
              <text:p>revision 1.0b, section 4</text:p>
            </table:table-cell>
            <table:table-cell office:value-type="string" table:content-validation-name="val1" table:style-name="ce43">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3">
            <table:table-cell table:style-name="ce46"/>
            <table:covered-table-cell/>
            <table:table-cell office:value-type="string" table:style-name="ce47">
              <text:p>AdminQRollChkDiff_r10b</text:p>
            </table:table-cell>
            <table:table-cell office:value-type="string" table:style-name="ce41">
              <text:p>revision 1.0b, section 4</text:p>
            </table:table-cell>
            <table:table-cell office:value-type="string" table:content-validation-name="val1" table:style-name="ce43">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5">
            <table:table-cell table:style-name="ce46"/>
            <table:covered-table-cell/>
            <table:table-cell office:value-type="string" table:style-name="ce47">
              <text:p>IOQRollChkSame_r10b</text:p>
            </table:table-cell>
            <table:table-cell office:value-type="string" table:style-name="ce41">
              <text:p>revision 1.0b, section 4</text:p>
            </table:table-cell>
            <table:table-cell office:value-type="string" table:content-validation-name="val1" table:style-name="ce43">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6">
            <table:table-cell table:style-name="ce46"/>
            <table:covered-table-cell/>
            <table:table-cell office:value-type="string" table:style-name="ce47">
              <text:p>IOQRollChkDiff_r10b</text:p>
            </table:table-cell>
            <table:table-cell office:value-type="string" table:style-name="ce41">
              <text:p>revision 1.0b, section 4</text:p>
            </table:table-cell>
            <table:table-cell office:value-type="string" table:content-validation-name="val1" table:style-name="ce43">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nySQtoCQAssoc_r10b</text:p>
            </table:table-cell>
            <table:table-cell office:value-type="string" table:style-name="ce41">
              <text:p>revision 1.0b, section 4</text:p>
            </table:table-cell>
            <table:table-cell office:value-type="string" table:content-validation-name="val1" table:style-name="ce43">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AdminQFull_r10b</text:p>
            </table:table-cell>
            <table:table-cell office:value-type="string" table:style-name="ce41">
              <text:p>revision 1.0b, section 4</text:p>
            </table:table-cell>
            <table:table-cell office:value-type="string" table:content-validation-name="val1" table:style-name="ce43">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7">
            <table:table-cell table:style-name="ce48"/>
            <table:covered-table-cell/>
            <table:table-cell office:value-type="string" table:style-name="ce49">
              <text:p>IOQFull_r10b</text:p>
            </table:table-cell>
            <table:table-cell office:value-type="string" table:style-name="ce41">
              <text:p>revision 1.0b, section 4</text:p>
            </table:table-cell>
            <table:table-cell office:value-type="string" table:content-validation-name="val1" table:style-name="ce43">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10">
            <table:table-cell table:style-name="ce48"/>
            <table:covered-table-cell/>
            <table:table-cell office:value-type="string" table:style-name="ce49">
              <text:p>ManyCmdSubmit_r10b</text:p>
            </table:table-cell>
            <table:table-cell office:value-type="string" table:style-name="ce41">
              <text:p>revision 1.0b, section 4</text:p>
            </table:table-cell>
            <table:table-cell office:value-type="string" table:content-validation-name="val1" table:style-name="ce43">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DeleteQs_r10b</text:p>
            </table:table-cell>
            <table:table-cell office:value-type="string" table:style-name="ce41">
              <text:p>revision 1.0b, section 5</text:p>
            </table:table-cell>
            <table:table-cell office:value-type="string" table:content-validation-name="val1" table:style-name="ce43">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9">
            <table:table-cell table:style-name="ce48"/>
            <table:covered-table-cell/>
            <table:table-cell office:value-type="string" table:style-name="ce49">
              <text:p>IllegalCreateQs_r10b</text:p>
            </table:table-cell>
            <table:table-cell office:value-type="string" table:style-name="ce41">
              <text:p>revision 1.0b, section 5</text:p>
            </table:table-cell>
            <table:table-cell office:value-type="string" table:content-validation-name="val1" table:style-name="ce43">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CreateOrder_r10b</text:p>
            </table:table-cell>
            <table:table-cell office:value-type="string" table:style-name="ce41">
              <text:p>revision 1.0b, section 4</text:p>
            </table:table-cell>
            <table:table-cell office:value-type="string" table:content-validation-name="val1" table:style-name="ce43">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xIOQ_r10b</text:p>
            </table:table-cell>
            <table:table-cell office:value-type="string" table:style-name="ce41">
              <text:p>revision 1.0b, section 4</text:p>
            </table:table-cell>
            <table:table-cell office:value-type="string" table:content-validation-name="val1" table:style-name="ce43">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27"/>
            <table:table-cell table:number-columns-repeated="16377" table:style-name="ce1"/>
          </table:table-row>
          <table:table-row table:style-name="ro16">
            <table:table-cell table:style-name="ce48"/>
            <table:covered-table-cell/>
            <table:table-cell office:value-type="string" table:style-name="ce49">
              <text:p>SQCQSizeMismatch_r10b</text:p>
            </table:table-cell>
            <table:table-cell office:value-type="string" table:style-name="ce41">
              <text:p>revision 1.0b, section 4</text:p>
            </table:table-cell>
            <table:table-cell office:value-type="string" table:content-validation-name="val1" table:style-name="ce43">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 table:style-name="ro18">
            <table:table-cell table:style-name="ce40"/>
            <table:covered-table-cell/>
            <table:table-cell office:value-type="string" table:style-name="ce49">
              <text:p>QIDVariations_r10b</text:p>
            </table:table-cell>
            <table:table-cell office:value-type="string" table:style-name="ce41">
              <text:p>revision 1.0b, section 5</text:p>
            </table:table-cell>
            <table:table-cell office:value-type="string" table:content-validation-name="val1" table:style-name="ce43">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10">
          <table:table-cell office:value-type="string" table:style-name="ce12">
            <text:p>GrpNVMWriteCmd</text:p>
          </table:table-cell>
          <table:table-cell office:value-type="string" table:number-columns-spanned="1" table:number-rows-spanned="18" table:style-name="ce62">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write and cause SC=LBA Out of Range on meta namspcs</text:p>
            </table:table-cell>
            <table:table-cell office:value-type="string" table:style-name="ce33">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33"/>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PRACT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51">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8">
            <table:table-cell table:style-name="ce40"/>
            <table:covered-table-cell/>
            <table:table-cell office:value-type="string" table:style-name="ce52">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7">
            <table:table-cell table:style-name="ce40"/>
            <table:covered-table-cell/>
            <table:table-cell office:value-type="string" table:style-name="ce52">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2">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WriteReadCombo</text:p>
          </table:table-cell>
          <table:table-cell office:value-type="string" table:number-columns-spanned="1" table:number-rows-spanned="15" table:style-name="ce65">
            <text:p>NVM cmd set write/read test cases that require data verification to detect a successful outcome.</text:p>
          </table:table-cell>
          <table:table-cell office:value-type="string" table:number-columns-spanned="1" table:number-rows-spanned="2" table:style-name="ce66">
            <text:p>PRPOffsetSinglePgSingleBlk_r10b</text:p>
          </table:table-cell>
          <table:table-cell office:value-type="string" table:number-columns-spanned="1" table:number-rows-spanned="2" table:style-name="ce64">
            <text:p>revision 1.0b, section 6</text:p>
          </table:table-cell>
          <table:table-cell office:value-type="string" table:number-columns-spanned="1" table:number-rows-spanned="2" table:content-validation-name="val1" table:style-name="ce67">
            <text:p>Vary buff offset for single-page/single-blk against PRP1/PRP2.</text:p>
          </table:table-cell>
          <table:table-cell office:value-type="string" table:number-columns-spanned="1" table:number-rows-spanned="2" table:style-name="ce6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number-columns-spanned="1" table:number-rows-spanned="2" table:style-name="ce62">
            <text:p>Use MemBuffer::InitOffset1stPage(); Each buffer's send_64b_bitmask = (MASK_PRP1_PAGE); Use the posix rand_r() method. Use Cmd::SetDword() for specific PRP2 values.</text:p>
          </table:table-cell>
          <table:table-cell table:number-columns-repeated="16377" table:style-name="ce1"/>
        </table:table-row>
        <table:table-row-group>
          <table:table-row table:style-name="ro20">
            <table:table-cell table:number-columns-spanned="1" table:number-rows-spanned="2" table:style-name="ce68"/>
            <table:covered-table-cell/>
            <table:covered-table-cell/>
            <table:covered-table-cell/>
            <table:covered-table-cell/>
            <table:covered-table-cell/>
            <table:covered-table-cell/>
            <table:table-cell table:number-columns-repeated="16377" table:style-name="ce1"/>
          </table:table-row>
          <table:table-row table:style-name="ro21">
            <table:covered-table-cell/>
            <table:covered-table-cell/>
            <table:table-cell office:value-type="string" table:style-name="ce49">
              <text:p>PRPOffsetSinglePgMultiBlk_r10b</text:p>
            </table:table-cell>
            <table:table-cell office:value-type="string" table:style-name="ce41">
              <text:p>revision 1.0b, section 6</text:p>
            </table:table-cell>
            <table:table-cell office:value-type="string" table:content-validation-name="val1" table:style-name="ce43">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2">
            <table:table-cell table:style-name="ce40"/>
            <table:covered-table-cell/>
            <table:table-cell office:value-type="string" table:style-name="ce49">
              <text:p>PRPOffsetDualPgMultiBlk_r10b</text:p>
            </table:table-cell>
            <table:table-cell office:value-type="string" table:style-name="ce41">
              <text:p>revision 1.0b, section 6</text:p>
            </table:table-cell>
            <table:table-cell office:value-type="string" table:content-validation-name="val1" table:style-name="ce43">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2">
            <table:table-cell table:style-name="ce40"/>
            <table:covered-table-cell/>
            <table:table-cell office:value-type="string" table:style-name="ce49">
              <text:p>PRPOffsetMultiPgMultiBlk_r10b</text:p>
            </table:table-cell>
            <table:table-cell office:value-type="string" table:style-name="ce41">
              <text:p>revision 1.0b, section 6</text:p>
            </table:table-cell>
            <table:table-cell office:value-type="string" table:content-validation-name="val1" table:style-name="ce43">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1M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51">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51">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3">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DatasetMgmt_r10b</text:p>
            </table:table-cell>
            <table:table-cell office:value-type="string" table:style-name="ce41">
              <text:p>revision 1.0b, section 6</text:p>
            </table:table-cell>
            <table:table-cell office:value-type="string" table:content-validation-name="val1" table:style-name="ce43">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10">
          <table:table-cell office:value-type="string" table:style-name="ce38">
            <text:p>GrpNVMReadCmd</text:p>
          </table:table-cell>
          <table:table-cell office:value-type="string" table:number-columns-spanned="1" table:number-rows-spanned="17" table:style-name="ce65">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19">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read and cause SC=LBA Out of Range on E2E namspcs</text:p>
            </table:table-cell>
            <table:table-cell office:value-type="string" table:style-name="ce33">
              <text:p>For all E2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PRACT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51">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ConflictAttrib_r10b</text:p>
            </table:table-cell>
            <table:table-cell office:value-type="string" table:style-name="ce41">
              <text:p>revision 1.0b, section 6</text:p>
            </table:table-cell>
            <table:table-cell office:value-type="string" table:content-validation-name="val1" table:style-name="ce43">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2">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FlushCmd</text:p>
          </table:table-cell>
          <table:table-cell office:value-type="string" table:number-columns-spanned="1" table:number-rows-spanned="5" table:style-name="ce65">
            <text:p>NVM cmd set flush test cases.</text:p>
          </table: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FunctionalityBare_r10b</text:p>
            </table:table-cell>
            <table:table-cell office:value-type="string" table:style-name="ce41">
              <text:p>revision 1.0b, section 6</text:p>
            </table:table-cell>
            <table:table-cell office:value-type="string" table:content-validation-name="val1" table:style-name="ce43">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5">
            <table:table-cell table:style-name="ce40"/>
            <table:covered-table-cell/>
            <table:table-cell office:value-type="string" table:style-name="ce13">
              <text:p>FunctionalityMeta_r10b</text:p>
            </table:table-cell>
            <table:table-cell office:value-type="string" table:style-name="ce41">
              <text:p>revision 1.0b, section 6</text:p>
            </table:table-cell>
            <table:table-cell office:value-type="string" table:content-validation-name="val1" table:style-name="ce43">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3">
            <table:table-cell table:style-name="ce40"/>
            <table:covered-table-cell/>
            <table:table-cell office:value-type="string" table:style-name="ce13">
              <text:p>FunctionalityE2E_r10b</text:p>
            </table:table-cell>
            <table:table-cell office:value-type="string" table:style-name="ce41">
              <text:p>revision 1.0b, section 6</text:p>
            </table:table-cell>
            <table:table-cell office:value-type="string" table:content-validation-name="val1" table:style-name="ce43">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9">
          <table:table-cell office:value-type="string" table:style-name="ce12">
            <text:p>GrpNVMWriteUncorrectCmd</text:p>
          </table:table-cell>
          <table:table-cell office:value-type="string" table:number-columns-spanned="1" table:number-rows-spanned="10" table:style-name="ce65">
            <text:p>NVM cmd set write uncorrectabl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28">
              <text:p>LBAOutOfRange_r10b</text:p>
            </table:table-cell>
            <table:table-cell office:value-type="string" table:style-name="ce41">
              <text:p>revision 1.0b, section 4,6</text:p>
            </table:table-cell>
            <table:table-cell office:value-type="string" table:content-validation-name="val1" table:style-name="ce43">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5">
            <table:table-cell table:style-name="ce40"/>
            <table:covered-table-cell/>
            <table:table-cell office:value-type="string" table:style-name="ce13">
              <text:p>CapacityExceed_r10b</text:p>
            </table:table-cell>
            <table:table-cell office:value-type="string" table:style-name="ce41">
              <text:p>revision 1.0b, section 4,6</text:p>
            </table:table-cell>
            <table:table-cell office:value-type="string" table:content-validation-name="val1" table:style-name="ce43">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4">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9">
            <table:table-cell table:style-name="ce40"/>
            <table:covered-table-cell/>
            <table:table-cell office:value-type="string" table:style-name="ce13">
              <text:p>IgnoreMetaPtr_r10b</text:p>
            </table:table-cell>
            <table:table-cell office:value-type="string" table:style-name="ce41">
              <text:p>revision 1.0b, section 6</text:p>
            </table:table-cell>
            <table:table-cell office:value-type="string" table:content-validation-name="val1" table:style-name="ce43">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0">
            <table:table-cell table:style-name="ce40"/>
            <table:covered-table-cell/>
            <table:table-cell office:value-type="string" table:style-name="ce13">
              <text:p>NLB_r10b</text:p>
            </table:table-cell>
            <table:table-cell office:value-type="string" table:style-name="ce41">
              <text:p>revision 1.0b, section 6</text:p>
            </table:table-cell>
            <table:table-cell office:value-type="string" table:content-validation-name="val1" table:style-name="ce43">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19">
            <table:table-cell table:style-name="ce40"/>
            <table:covered-table-cell/>
            <table:table-cell office:value-type="string" table:style-name="ce13">
              <text:p>ValidateFuncBare_r10b</text:p>
            </table:table-cell>
            <table:table-cell office:value-type="string" table:style-name="ce41">
              <text:p>revision 1.0b, section 6</text:p>
            </table:table-cell>
            <table:table-cell office:value-type="string" table:content-validation-name="val1" table:style-name="ce43">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Meta_r10b</text:p>
            </table:table-cell>
            <table:table-cell office:value-type="string" table:style-name="ce41">
              <text:p>revision 1.0b, section 6</text:p>
            </table:table-cell>
            <table:table-cell office:value-type="string" table:content-validation-name="val1" table:style-name="ce43">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E2E_r10b</text:p>
            </table:table-cell>
            <table:table-cell office:value-type="string" table:style-name="ce41">
              <text:p>revision 1.0b, section 6</text:p>
            </table:table-cell>
            <table:table-cell office:value-type="string" table:content-validation-name="val1" table:style-name="ce43">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9">
          <table:table-cell office:value-type="string" table:style-name="ce38">
            <text:p>GrpNVMDatasetMgmtCmd</text:p>
          </table:table-cell>
          <table:table-cell office:value-type="string" table:number-columns-spanned="1" table:number-rows-spanned="16" table:style-name="ce62">
            <text:p>NVM cmd set dataset mgmt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7">
            <table:table-cell table:style-name="ce7"/>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19">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6">
            <table:table-cell table:style-name="ce40"/>
            <table:covered-table-cell/>
            <table:table-cell office:value-type="string" table:style-name="ce49">
              <text:p>PRP1PRP2NR_r10b</text:p>
            </table:table-cell>
            <table:table-cell office:value-type="string" table:style-name="ce41">
              <text:p>revision 1.0b, section 6</text:p>
            </table:table-cell>
            <table:table-cell office:value-type="string" table:content-validation-name="val1" table:style-name="ce43">
              <text:p>Verify all combo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27"/>
            <table:table-cell table:number-columns-repeated="16377" table:style-name="ce1"/>
          </table:table-row>
          <table:table-row table:style-name="ro10">
            <table:table-cell table:style-name="ce40"/>
            <table:covered-table-cell/>
            <table:table-cell office:value-type="string" table:style-name="ce13">
              <text:p>Attributes_r10b</text:p>
            </table:table-cell>
            <table:table-cell office:value-type="string" table:style-name="ce41">
              <text:p>revision 1.0b, section 6</text:p>
            </table:table-cell>
            <table:table-cell office:value-type="string" table:content-validation-name="val1" table:style-name="ce43">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13">
              <text:p>ConflictAttribSingle_r10b</text:p>
            </table:table-cell>
            <table:table-cell office:value-type="string" table:style-name="ce41">
              <text:p>revision 1.0b, section 6</text:p>
            </table:table-cell>
            <table:table-cell office:value-type="string" table:content-validation-name="val1" table:style-name="ce43">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0">
            <table:table-cell table:style-name="ce40"/>
            <table:covered-table-cell/>
            <table:table-cell office:value-type="string" table:style-name="ce13">
              <text:p>ConflictAttribAdjacent_r10b</text:p>
            </table:table-cell>
            <table:table-cell office:value-type="string" table:style-name="ce41">
              <text:p>revision 1.0b, section 6</text:p>
            </table:table-cell>
            <table:table-cell office:value-type="string" table:content-validation-name="val1" table:style-name="ce43">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4">
            <table:table-cell table:style-name="ce40"/>
            <table:covered-table-cell/>
            <table:table-cell office:value-type="string" table:style-name="ce13">
              <text:p>ConflictAttribOverlap_r10b</text:p>
            </table:table-cell>
            <table:table-cell office:value-type="string" table:style-name="ce41">
              <text:p>revision 1.0b, section 6</text:p>
            </table:table-cell>
            <table:table-cell office:value-type="string" table:content-validation-name="val1" table:style-name="ce43">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3">
            <table:table-cell table:style-name="ce40"/>
            <table:covered-table-cell/>
            <table:table-cell office:value-type="string" table:style-name="ce13">
              <text:p>IdenticalAttribOverlap_r10b</text:p>
            </table:table-cell>
            <table:table-cell office:value-type="string" table:style-name="ce41">
              <text:p>revision 1.0b, section 6</text:p>
            </table:table-cell>
            <table:table-cell office:value-type="string" table:content-validation-name="val1" table:style-name="ce43">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0"/>
            <table:covered-table-cell/>
            <table:table-cell office:value-type="string" table:style-name="ce13">
              <text:p>Dealloc1RangeEntireLen1Addr_r10b</text:p>
            </table:table-cell>
            <table:table-cell office:value-type="string" table:style-name="ce41">
              <text:p>revision 1.0b, section 6</text:p>
            </table:table-cell>
            <table:table-cell office:value-type="string" table:content-validation-name="val1" table:style-name="ce43">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13">
              <text:p>Dealloc1RangeVaryLen1Addr_r10b</text:p>
            </table:table-cell>
            <table:table-cell office:value-type="string" table:style-name="ce41">
              <text:p>revision 1.0b, section 6</text:p>
            </table:table-cell>
            <table:table-cell office:value-type="string" table:content-validation-name="val1" table:style-name="ce43">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7">
            <table:table-cell table:style-name="ce40"/>
            <table:covered-table-cell/>
            <table:table-cell office:value-type="string" table:style-name="ce13">
              <text:p>Dealloc1RangeVaryLenVaryAddr_r10b</text:p>
            </table:table-cell>
            <table:table-cell office:value-type="string" table:style-name="ce41">
              <text:p>revision 1.0b, section 6</text:p>
            </table:table-cell>
            <table:table-cell office:value-type="string" table:content-validation-name="val1" table:style-name="ce43">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0"/>
            <table:covered-table-cell/>
            <table:table-cell office:value-type="string" table:style-name="ce13">
              <text:p>DeallocVaryRangeScaleLenScaleAddr_r10b</text:p>
            </table:table-cell>
            <table:table-cell office:value-type="string" table:style-name="ce41">
              <text:p>revision 1.0b, section 6</text:p>
            </table:table-cell>
            <table:table-cell office:value-type="string" table:content-validation-name="val1" table:style-name="ce43">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7">
            <table:table-cell table:style-name="ce40"/>
            <table:covered-table-cell/>
            <table:table-cell office:value-type="string" table:style-name="ce13">
              <text:p>DeallocVaryRangeVaryLenVaryAddr_r10b</text:p>
            </table:table-cell>
            <table:table-cell office:value-type="string" table:style-name="ce41">
              <text:p>revision 1.0b, section 6</text:p>
            </table:table-cell>
            <table:table-cell office:value-type="string" table:content-validation-name="val1" table:style-name="ce43">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13">
              <text:p>IntegralWriteAttrib_r10b</text:p>
            </table:table-cell>
            <table:table-cell office:value-type="string" table:style-name="ce41">
              <text:p>revision 1.0b, section 6</text:p>
            </table:table-cell>
            <table:table-cell office:value-type="string" table:content-validation-name="val1" table:style-name="ce43">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13">
              <text:p>IntegralReadAttrib_r10b</text:p>
            </table:table-cell>
            <table:table-cell office:value-type="string" table:style-name="ce41">
              <text:p>revision 1.0b, section 6</text:p>
            </table:table-cell>
            <table:table-cell office:value-type="string" table:content-validation-name="val1" table:style-name="ce43">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9">
          <table:table-cell office:value-type="string" table:style-name="ce38">
            <text:p>GrpNVMCompareCmd</text:p>
          </table:table-cell>
          <table:table-cell office:value-type="string" table:number-columns-spanned="1" table:number-rows-spanned="33" table:style-name="ce62">
            <text:p>NVM cmd set compar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3">
            <table:table-cell table:style-name="ce7"/>
            <table:covered-table-cell/>
            <table:table-cell office:value-type="string" table:style-name="ce28">
              <text:p>LBAOutOfRangeBare_r10b</text:p>
            </table:table-cell>
            <table:table-cell office:value-type="string" table:style-name="ce41">
              <text:p>revision 1.0b, section 4,6</text:p>
            </table:table-cell>
            <table:table-cell office:value-type="string" table:content-validation-name="val1" table:style-name="ce43">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5">
            <table:table-cell table:style-name="ce50"/>
            <table:covered-table-cell/>
            <table:table-cell office:value-type="string" table:style-name="ce28">
              <text:p>LBAOutOfRangeMeta_r10b</text:p>
            </table:table-cell>
            <table:table-cell office:value-type="string" table:style-name="ce41">
              <text:p>revision 1.0b, section 4,6</text:p>
            </table:table-cell>
            <table:table-cell office:value-type="string" table:content-validation-name="val1" table:style-name="ce43">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7">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27">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4">
            <table:table-cell table:style-name="ce40"/>
            <table:covered-table-cell/>
            <table:table-cell office:value-type="string" table:style-name="ce13">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19">
            <table:table-cell table:style-name="ce40"/>
            <table:covered-table-cell/>
            <table:table-cell office:value-type="string" table:style-name="ce13">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1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10">
            <table:table-cell table:style-name="ce40"/>
            <table:covered-table-cell/>
            <table:table-cell office:value-type="string" table:style-name="ce13">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19">
            <table:table-cell table:style-name="ce40"/>
            <table:covered-table-cell/>
            <table:table-cell office:value-type="string" table:style-name="ce13">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7">
            <table:table-cell table:style-name="ce40"/>
            <table:covered-table-cell/>
            <table:table-cell office:value-type="string" table:style-name="ce52">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5">
            <table:table-cell table:style-name="ce40"/>
            <table:covered-table-cell/>
            <table:table-cell office:value-type="string" table:style-name="ce13">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3">
            <table:table-cell table:style-name="ce40"/>
            <table:covered-table-cell/>
            <table:table-cell office:value-type="string" table:style-name="ce13">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7">
            <table:table-cell table:style-name="ce40"/>
            <table:covered-table-cell/>
            <table:table-cell office:value-type="string" table:style-name="ce52">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4">
            <table:table-cell table:style-name="ce40"/>
            <table:covered-table-cell/>
            <table:table-cell office:value-type="string" table:style-name="ce52">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0"/>
            <table:covered-table-cell/>
            <table:table-cell office:value-type="string" table:style-name="ce52">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7">
            <table:table-cell table:style-name="ce40"/>
            <table:covered-table-cell/>
            <table:table-cell office:value-type="string" table:style-name="ce52">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7">
            <table:table-cell table:style-name="ce40"/>
            <table:covered-table-cell/>
            <table:table-cell office:value-type="string" table:style-name="ce52">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5">
            <table:table-cell table:style-name="ce7"/>
            <table:covered-table-cell/>
            <table:table-cell office:value-type="string" table:style-name="ce28">
              <text:p>RsvdBitsInPRP_r10b</text:p>
            </table:table-cell>
            <table:table-cell office:value-type="string" table:style-name="ce41">
              <text:p>revision 1.0b, section 4</text:p>
            </table:table-cell>
            <table:table-cell office:value-type="string" table:content-validation-name="val1" table:style-name="ce43">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8">
            <table:table-cell table:style-name="ce40"/>
            <table:covered-table-cell/>
            <table:table-cell office:value-type="string" table:style-name="ce13">
              <text:p>PRPOffsetSinglePgSingleBlk_r10b</text:p>
            </table:table-cell>
            <table:table-cell office:value-type="string" table:style-name="ce41">
              <text:p>revision 1.0b, section 6</text:p>
            </table:table-cell>
            <table:table-cell office:value-type="string" table:content-validation-name="val1" table:style-name="ce43">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9">
            <table:table-cell table:style-name="ce40"/>
            <table:covered-table-cell/>
            <table:table-cell office:value-type="string" table:style-name="ce13">
              <text:p>PRPOffsetSinglePgMultiBlk_r10b</text:p>
            </table:table-cell>
            <table:table-cell office:value-type="string" table:style-name="ce41">
              <text:p>revision 1.0b, section 6</text:p>
            </table:table-cell>
            <table:table-cell office:value-type="string" table:content-validation-name="val1" table:style-name="ce43">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2">
            <table:table-cell table:style-name="ce40"/>
            <table:covered-table-cell/>
            <table:table-cell office:value-type="string" table:style-name="ce13">
              <text:p>PRPOffsetDualPgMultiBlk_r10b</text:p>
            </table:table-cell>
            <table:table-cell office:value-type="string" table:style-name="ce41">
              <text:p>revision 1.0b, section 6</text:p>
            </table:table-cell>
            <table:table-cell office:value-type="string" table:content-validation-name="val1" table:style-name="ce43">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8">
            <table:table-cell table:style-name="ce40"/>
            <table:covered-table-cell/>
            <table:table-cell office:value-type="string" table:style-name="ce13">
              <text:p>PRPOffsetMultiPgMultiBlk_r10b</text:p>
            </table:table-cell>
            <table:table-cell office:value-type="string" table:style-name="ce41">
              <text:p>revision 1.0b, section 6</text:p>
            </table:table-cell>
            <table:table-cell office:value-type="string" table:content-validation-name="val1" table:style-name="ce43">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9">
            <table:table-cell table:style-name="ce40"/>
            <table:covered-table-cell/>
            <table:table-cell office:value-type="string" table:style-name="ce13">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3">
            <table:table-cell table:style-name="ce40"/>
            <table:covered-table-cell/>
            <table:table-cell office:value-type="string" table:style-name="ce13">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3">
            <table:table-cell table:style-name="ce40"/>
            <table:covered-table-cell/>
            <table:table-cell office:value-type="string" table:style-name="ce13">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5">
            <table:table-cell table:style-name="ce40"/>
            <table:covered-table-cell/>
            <table:table-cell office:value-type="string" table:style-name="ce13">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6">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6">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4">
          <table:table-cell office:value-type="string" table:style-name="ce38">
            <text:p>GrpInterrupts</text:p>
          </table:table-cell>
          <table:table-cell office:value-type="string" table:number-columns-spanned="1" table:number-rows-spanned="10" table:style-name="ce62">
            <text:p>MSI-single, MSI-multi, MSI-X test cases.</text:p>
          </table:table-cell>
          <table:table-cell office:value-type="string" table:style-name="ce49">
            <text:p>InvalidMSIXIRQ_r10b</text:p>
          </table:table-cell>
          <table:table-cell office:value-type="string" table:style-name="ce41">
            <text:p>revision 1.0b, section 4,7</text:p>
          </table:table-cell>
          <table:table-cell office:value-type="string" table:content-validation-name="val1" table:style-name="ce43">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13">
              <text:p>InvalidMSIIRQ_r10b</text:p>
            </table:table-cell>
            <table:table-cell office:value-type="string" table:style-name="ce41">
              <text:p>revision 1.0b, section 4,7</text:p>
            </table:table-cell>
            <table:table-cell office:value-type="string" table:content-validation-name="val1" table:style-name="ce43">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7"/>
            <table:table-cell table:number-columns-repeated="16377" table:style-name="ce1"/>
          </table:table-row>
          <table:table-row table:style-name="ro22">
            <table:table-cell table:style-name="ce40"/>
            <table:covered-table-cell/>
            <table:table-cell office:value-type="string" table:style-name="ce49">
              <text:p>MaxIOQMSIX1To1_r10b</text:p>
            </table:table-cell>
            <table:table-cell office:value-type="string" table:style-name="ce41">
              <text:p>revision 1.0b, section 4,7</text:p>
            </table:table-cell>
            <table:table-cell office:value-type="string" table:content-validation-name="val1" table:style-name="ce43">
              <text:p>Create and use the max allowed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3">
            <table:table-cell table:style-name="ce40"/>
            <table:covered-table-cell/>
            <table:table-cell office:value-type="string" table:style-name="ce13">
              <text:p>MaxIOQMSIMulti1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0">
            <table:table-cell table:style-name="ce40"/>
            <table:covered-table-cell/>
            <table:table-cell office:value-type="string" table:style-name="ce13">
              <text:p>MaxIOQMSISingle1To1_r10b</text:p>
            </table:table-cell>
            <table:table-cell office:value-type="string" table:style-name="ce41">
              <text:p>revision 1.0b, section 4,7</text:p>
            </table:table-cell>
            <table:table-cell office:value-type="string" table:content-validation-name="val1" table:style-name="ce43">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3">
            <table:table-cell table:style-name="ce40"/>
            <table:covered-table-cell/>
            <table:table-cell office:value-type="string" table:style-name="ce49">
              <text:p>MaxIOQMSIXManyTo1_r10b</text:p>
            </table:table-cell>
            <table:table-cell office:value-type="string" table:style-name="ce41">
              <text:p>revision 1.0b, section 4,7</text:p>
            </table:table-cell>
            <table:table-cell office:value-type="string" table:content-validation-name="val1" table:style-name="ce43">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5">
            <table:table-cell table:style-name="ce40"/>
            <table:covered-table-cell/>
            <table:table-cell office:value-type="string" table:style-name="ce13">
              <text:p>MaxIOQMSIMany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8">
            <table:table-cell table:style-name="ce40"/>
            <table:covered-table-cell/>
            <table:table-cell office:value-type="string" table:style-name="ce52">
              <text:p>PinBased_r10b</text:p>
            </table:table-cell>
            <table:table-cell office:value-type="string" table:style-name="ce41">
              <text:p>revision 1.0b, section 4,7</text:p>
            </table:table-cell>
            <table:table-cell office:value-type="string" table:content-validation-name="val1" table:style-name="ce43">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7">
            <table:table-cell table:style-name="ce40"/>
            <table:covered-table-cell/>
            <table:table-cell office:value-type="string" table:style-name="ce49">
              <text:p>PartialReapMSIX</text:p>
            </table:table-cell>
            <table:table-cell office:value-type="string" table:style-name="ce41">
              <text:p>revision 1.0b, section 4,7</text:p>
            </table:table-cell>
            <table:table-cell office:value-type="string" table:content-validation-name="val1" table:style-name="ce43">
              <text:p>Verify correct behavior during partial IOCQ reaping for MSI-X.</text:p>
            </table:table-cell>
            <table:table-cell office:value-type="string" table:style-name="ce1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table:style-name="ce27"/>
            <table:table-cell table:number-columns-repeated="16377" table:style-name="ce1"/>
          </table:table-row>
          <table:table-row table:style-name="ro22">
            <table:table-cell table:style-name="ce40"/>
            <table:covered-table-cell/>
            <table:table-cell office:value-type="string" table:style-name="ce13">
              <text:p>MSIInternalISReg</text:p>
            </table:table-cell>
            <table:table-cell office:value-type="string" table:style-name="ce41">
              <text:p>revision 1.0b, section 7</text:p>
            </table:table-cell>
            <table:table-cell office:value-type="string" table:content-validation-name="val1" table:style-name="ce43">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27">
          <table:table-cell office:value-type="string" table:style-name="ce38">
            <text:p>GrpAdminDeleteIOSQCmd</text:p>
          </table:table-cell>
          <table:table-cell office:value-type="string" table:number-columns-spanned="1" table:number-rows-spanned="4" table:style-name="ce62">
            <text:p>Admin cmd set delete IOSQ test cases.</text:p>
          </table:table-cell>
          <table:table-cell office:value-type="string" table:style-name="ce51">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51">
              <text:p>InvalidQID_r10b</text:p>
            </table:table-cell>
            <table:table-cell office:value-type="string" table:style-name="ce41">
              <text:p>revision 1.0b, section 5</text:p>
            </table:table-cell>
            <table:table-cell office:value-type="string" table:content-validation-name="val1" table:style-name="ce43">
              <text:p>Issue write and cause SC=Invalid queue identifier</text:p>
            </table:table-cell>
            <table:table-cell office:value-type="string" table:style-name="ce12">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7"/>
            <table:table-cell table:number-columns-repeated="16377" table:style-name="ce1"/>
          </table:table-row>
          <table:table-row table:style-name="ro16">
            <table:table-cell table:style-name="ce40"/>
            <table:covered-table-cell/>
            <table:table-cell office:value-type="string" table:style-name="ce51">
              <text:p>DeleteFullQ_r10b</text:p>
            </table:table-cell>
            <table:table-cell office:value-type="string" table:style-name="ce41">
              <text:p>revision 1.0b, section 5</text:p>
            </table:table-cell>
            <table:table-cell office:value-type="string" table:content-validation-name="val1" table:style-name="ce43">
              <text:p>Delete an IOS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7"/>
            <table:table-cell table:number-columns-repeated="16377" table:style-name="ce1"/>
          </table:table-row>
          <table:table-row table:style-name="ro14">
            <table:table-cell table:style-name="ce40"/>
            <table:covered-table-cell/>
            <table:table-cell office:value-type="string" table:style-name="ce51">
              <text:p>DeleteAllAtOnce_r10b</text:p>
            </table:table-cell>
            <table:table-cell office:value-type="string" table:style-name="ce41">
              <text:p>revision 1.0b, section 5</text:p>
            </table:table-cell>
            <table:table-cell office:value-type="string" table:content-validation-name="val1" table:style-name="ce43">
              <text:p>Delete all IOS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27">
          <table:table-cell office:value-type="string" table:style-name="ce38">
            <text:p>GrpAdminDeleteIOCQCmd</text:p>
          </table:table-cell>
          <table:table-cell office:value-type="string" table:number-columns-spanned="1" table:number-rows-spanned="4" table:style-name="ce62">
            <text:p>Admin cmd set delete IOCQ test cases.</text:p>
          </table:table-cell>
          <table:table-cell office:value-type="string" table:style-name="ce51">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9">
            <table:table-cell table:style-name="ce40"/>
            <table:covered-table-cell/>
            <table:table-cell office:value-type="string" table:style-name="ce51">
              <text:p>InvalidQID_r10b</text:p>
            </table:table-cell>
            <table:table-cell office:value-type="string" table:style-name="ce41">
              <text:p>revision 1.0b, section 5</text:p>
            </table:table-cell>
            <table:table-cell office:value-type="string" table:content-validation-name="val1" table:style-name="ce43">
              <text:p>Issue write and cause SC=Invalid queue identifier</text:p>
            </table:table-cell>
            <table:table-cell office:value-type="string" table:style-name="ce12">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7"/>
            <table:table-cell table:number-columns-repeated="16377" table:style-name="ce1"/>
          </table:table-row>
          <table:table-row table:style-name="ro27">
            <table:table-cell table:style-name="ce40"/>
            <table:covered-table-cell/>
            <table:table-cell office:value-type="string" table:style-name="ce51">
              <text:p>DeleteFullQ_r10b</text:p>
            </table:table-cell>
            <table:table-cell office:value-type="string" table:style-name="ce41">
              <text:p>revision 1.0b, section 5</text:p>
            </table:table-cell>
            <table:table-cell office:value-type="string" table:content-validation-name="val1" table:style-name="ce43">
              <text:p>Delete an IOC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7"/>
            <table:table-cell table:number-columns-repeated="16377" table:style-name="ce1"/>
          </table:table-row>
          <table:table-row table:style-name="ro19">
            <table:table-cell table:style-name="ce40"/>
            <table:covered-table-cell/>
            <table:table-cell office:value-type="string" table:style-name="ce51">
              <text:p>DeleteAllAtOnce_r10b</text:p>
            </table:table-cell>
            <table:table-cell office:value-type="string" table:style-name="ce41">
              <text:p>revision 1.0b, section 5</text:p>
            </table:table-cell>
            <table:table-cell office:value-type="string" table:content-validation-name="val1" table:style-name="ce43">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7">
          <table:table-cell office:value-type="string" table:style-name="ce12">
            <text:p>GrpAdminCreateIOCQCmd</text:p>
          </table:table-cell>
          <table:table-cell office:value-type="string" table:number-columns-spanned="1" table:number-rows-spanned="3" table:style-name="ce62">
            <text:p>Admin cmd set create IOCQ test cases only.</text:p>
          </table:table-cell>
          <table:table-cell office:value-type="string" table:style-name="ce51">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0"/>
            <table:covered-table-cell/>
            <table:table-cell office:value-type="string" table:style-name="ce51">
              <text:p>InvalidQID_r10b</text:p>
            </table:table-cell>
            <table:table-cell office:value-type="string" table:style-name="ce41">
              <text:p>revision 1.0b, section 5</text:p>
            </table:table-cell>
            <table:table-cell office:value-type="string" table:content-validation-name="val1" table:style-name="ce43">
              <text:p>Issue CreateIOCQ cause SC=Invalid queue identifier</text:p>
            </table:table-cell>
            <table:table-cell office:value-type="string" table:style-name="ce12">
              <text:p>Calc X, where X = max num IOQ's DUT will support. Issue CreateIOCQ cmds specifying QID's ranging from (X+1) to 0xffff,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MaxQSizeExceed_r10b</text:p>
            </table:table-cell>
            <table:table-cell office:value-type="string" table:style-name="ce41">
              <text:p>revision 1.0b, section 5</text:p>
            </table:table-cell>
            <table:table-cell office:value-type="string" table:content-validation-name="val1" table:style-name="ce43">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7">
          <table:table-cell office:value-type="string" table:style-name="ce12">
            <text:p>GrpAdminCreateIOSQCmd</text:p>
          </table:table-cell>
          <table:table-cell office:value-type="string" table:number-columns-spanned="1" table:number-rows-spanned="5" table:style-name="ce62">
            <text:p>Admin cmd set create IOSQ test cases only.</text:p>
          </table:table-cell>
          <table:table-cell office:value-type="string" table:style-name="ce51">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9">
            <table:table-cell table:style-name="ce40"/>
            <table:covered-table-cell/>
            <table:table-cell office:value-type="string" table:style-name="ce51">
              <text:p>InvalidQID_r10b</text:p>
            </table:table-cell>
            <table:table-cell office:value-type="string" table:style-name="ce41">
              <text:p>revision 1.0b, section 5</text:p>
            </table:table-cell>
            <table:table-cell office:value-type="string" table:content-validation-name="val1" table:style-name="ce43">
              <text:p>Issue CreateIOSQ cause SC=Invalid queue identifier</text:p>
            </table:table-cell>
            <table:table-cell office:value-type="string" table:style-name="ce12">
              <text:p>Calc X, where X = max num IOQ's DUT will support. Issue a CreateIOCQ cmd, with QID=0xffff,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8">
            <table:table-cell table:style-name="ce40"/>
            <table:covered-table-cell/>
            <table:table-cell office:value-type="string" table:style-name="ce51">
              <text:p>MaxQSizeExceed_r10b</text:p>
            </table:table-cell>
            <table:table-cell office:value-type="string" table:style-name="ce41">
              <text:p>revision 1.0b, section 5</text:p>
            </table:table-cell>
            <table:table-cell office:value-type="string" table:content-validation-name="val1" table:style-name="ce43">
              <text:p>Issue CreateIOSQ cause SC=Maximum queue size exceeded</text:p>
            </table:table-cell>
            <table:table-cell office:value-type="string" table:style-name="ce12">
              <text:p>Issue a CreateIOCQ cmd, with QID=0xffff, num elements=2, expect success. Then issue a correlating CreateIOSQ cmds specifying DW10.QSIZE ranging from (CAP.MQES+2) to 0xffff,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51">
              <text:p>CompletionQInvalid_r10b</text:p>
            </table:table-cell>
            <table:table-cell office:value-type="string" table:style-name="ce41">
              <text:p>revision 1.0b, section 5</text:p>
            </table:table-cell>
            <table:table-cell office:value-type="string" table:content-validation-name="val1" table:style-name="ce43">
              <text:p>Issue CreateIOSQ cause SC=Completion queue invalid</text:p>
            </table:table-cell>
            <table:table-cell office:value-type="string" table:style-name="ce12">
              <text:p>Issue a CreateIOCQ cmd, with QID=0xffff, num elements=2, expect success. Then issue a correlating CreateIOSQ cmds, with QID=0xffff, and range DW11.CQID from 1 to 0xfffe,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51">
              <text:p>AcceptQPriority_r10b</text:p>
            </table:table-cell>
            <table:table-cell office:value-type="string" table:style-name="ce41">
              <text:p>revision 1.0b, section 5</text:p>
            </table:table-cell>
            <table:table-cell office:value-type="string" table:content-validation-name="val1" table:style-name="ce43">
              <text:p>Issue CreateIOSQ and verify queue priority is accepted.</text:p>
            </table:table-cell>
            <table:table-cell office:value-type="string" table:style-name="ce12">
              <text:p>Issue a CreateIOCQ cmd, with QID=0xffff, num elements=2, expect success. Then issue a correlating CreateIOSQ cmds, with QID=0xffff, and range DW11_b2:1 thru all possible values, expect success. Delete the IOSQ between creations.</text:p>
            </table:table-cell>
            <table:table-cell table:style-name="ce27"/>
            <table:table-cell table:number-columns-repeated="16377" table:style-name="ce1"/>
          </table:table-row>
        </table:table-row-group>
        <table:table-row table:style-name="ro17">
          <table:table-cell office:value-type="string" table:style-name="ce12">
            <text:p>GrpAdminCreateIOQCmd</text:p>
          </table:table-cell>
          <table:table-cell office:value-type="string" table:number-columns-spanned="1" table:number-rows-spanned="7" table:style-name="ce62">
            <text:p>Admin cmd set create IOSQ and create IOCQ test cases. Common group needed to make the test cases more efficient where the same test may validate both types of creation simultaneously.</text:p>
          </table:table-cell>
          <table:table-cell office:value-type="string" table:style-name="ce53">
            <text:p>RsvdBitsInPRP_r10b</text:p>
          </table:table-cell>
          <table:table-cell office:value-type="string" table:style-name="ce41">
            <text:p>revision 1.0b, section 5</text:p>
          </table:table-cell>
          <table:table-cell office:value-type="string" table:content-validation-name="val1" table:style-name="ce43">
            <text:p>Verify rsvd fields ignored in PRP1</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51">
              <text:p>PRPLessPageContig_r10b</text:p>
            </table:table-cell>
            <table:table-cell office:value-type="string" table:style-name="ce41">
              <text:p>revision 1.0b, section 5</text:p>
            </table:table-cell>
            <table:table-cell office:value-type="string" table:content-validation-name="val1" table:style-name="ce43">
              <text:p>Create IOQ's backed by 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3">
            <table:table-cell table:style-name="ce40"/>
            <table:covered-table-cell/>
            <table:table-cell office:value-type="string" table:style-name="ce51">
              <text:p>PRPLessPageDiscontig_r10b</text:p>
            </table:table-cell>
            <table:table-cell office:value-type="string" table:style-name="ce41">
              <text:p>revision 1.0b, section 5</text:p>
            </table:table-cell>
            <table:table-cell office:value-type="string" table:content-validation-name="val1" table:style-name="ce43">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1">
              <text:p>PRPSinglePageContig_r10b</text:p>
            </table:table-cell>
            <table:table-cell office:value-type="string" table:style-name="ce41">
              <text:p>revision 1.0b, section 5</text:p>
            </table:table-cell>
            <table:table-cell office:value-type="string" table:content-validation-name="val1" table:style-name="ce43">
              <text:p>Create IOQ's backed by 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1">
              <text:p>PRPSinglePageDiscontig_r10b</text:p>
            </table:table-cell>
            <table:table-cell office:value-type="string" table:style-name="ce41">
              <text:p>revision 1.0b, section 5</text:p>
            </table:table-cell>
            <table:table-cell office:value-type="string" table:content-validation-name="val1" table:style-name="ce43">
              <text:p>Create IOQ's backed by dis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17">
            <table:table-cell table:style-name="ce40"/>
            <table:covered-table-cell/>
            <table:table-cell office:value-type="string" table:style-name="ce51">
              <text:p>PRPGreaterPageContig_r10b</text:p>
            </table:table-cell>
            <table:table-cell office:value-type="string" table:style-name="ce41">
              <text:p>revision 1.0b, section 5</text:p>
            </table:table-cell>
            <table:table-cell office:value-type="string" table:content-validation-name="val1" table:style-name="ce43">
              <text:p>Create IOQ's backed by 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1">
              <text:p>PRPGreaterPageDiscontig_r10b</text:p>
            </table:table-cell>
            <table:table-cell office:value-type="string" table:style-name="ce41">
              <text:p>revision 1.0b, section 5</text:p>
            </table:table-cell>
            <table:table-cell office:value-type="string" table:content-validation-name="val1" table:style-name="ce43">
              <text:p>Create IOQ's backed by dis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group>
        <table:table-row table:style-name="ro7">
          <table:table-cell office:value-type="string" table:style-name="ce38">
            <text:p>GrpAdminGetLogPgCmd</text:p>
          </table:table-cell>
          <table:table-cell office:value-type="string" table:style-name="ce12">
            <text:p>Admin cmd set get log page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IdentifyCmd</text:p>
          </table:table-cell>
          <table:table-cell office:value-type="string" table:style-name="ce12">
            <text:p>Admin cmd set identify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AbortCmd</text:p>
          </table:table-cell>
          <table:table-cell office:value-type="string" table:style-name="ce12">
            <text:p>Admin cmd set abor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SetFeatCmd</text:p>
          </table:table-cell>
          <table:table-cell office:value-type="string" table:style-name="ce12">
            <text:p>Admin cmd s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GetFeatCmd</text:p>
          </table:table-cell>
          <table:table-cell office:value-type="string" table:style-name="ce12">
            <text:p>Admin cmd set g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9">
          <table:table-cell office:value-type="string" table:style-name="ce38">
            <text:p>GrpAdminFirmActCmd</text:p>
          </table:table-cell>
          <table:table-cell office:value-type="string" table:number-columns-spanned="1" table:number-rows-spanned="2" table:style-name="ce62">
            <text:p>Admin cmd set firmware activat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irmImgCmd</text:p>
          </table:table-cell>
          <table:table-cell office:value-type="string" table:number-columns-spanned="1" table:number-rows-spanned="2" table:style-name="ce62">
            <text:p>Admin cmd set firmware image downloa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ormatNVMCmd</text:p>
          </table:table-cell>
          <table:table-cell office:value-type="string" table:number-columns-spanned="1" table:number-rows-spanned="2" table:style-name="ce62">
            <text:p>Admin cmd set format NVM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SendCmd</text:p>
          </table:table-cell>
          <table:table-cell office:value-type="string" table:number-columns-spanned="1" table:number-rows-spanned="2" table:style-name="ce62">
            <text:p>Admin cmd set security sen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RcvCmd</text:p>
          </table:table-cell>
          <table:table-cell office:value-type="string" table:number-columns-spanned="1" table:number-rows-spanned="2" table:style-name="ce62">
            <text:p>Admin cmd set security receiv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office:value-type="string" table:style-name="ce38">
            <text:p>GrpFusedOps</text:p>
          </table:table-cell>
          <table:table-cell office:value-type="string" table:style-name="ce12">
            <text:p>Fused operational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RndRobin</text:p>
          </table:table-cell>
          <table:table-cell office:value-type="string" table:style-name="ce12">
            <text:p>Round robin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PowerMgmt</text:p>
          </table:table-cell>
          <table:table-cell office:value-type="string" table:style-name="ce12">
            <text:p>Power management test cases.</text:p>
          </table:table-cell>
          <table:table-cell office:value-type="string" table:style-name="ce54">
            <text:p>TBD</text:p>
          </table:table-cell>
          <table:table-cell office:value-type="string" table:style-name="ce41">
            <text:p>revision 1.0b, section ???</text:p>
          </table:table-cell>
          <table:table-cell office:value-type="string" table:content-validation-name="val1" table:style-name="ce43">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0"/>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3" table:style-name="ro30">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5-15T16:55:09Z</dc:date>
    <meta:print-date>2012-02-10T16:57:31Z</meta:print-date>
  </office:meta>
</office:document-meta>
</file>